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59cf63" officeooo:paragraph-rsid="0059cf63"/>
    </style:style>
    <style:style style:name="P2" style:family="paragraph" style:parent-style-name="Subtitle">
      <style:text-properties officeooo:rsid="006971bf" officeooo:paragraph-rsid="006971bf"/>
    </style:style>
    <style:style style:name="P3" style:family="paragraph" style:parent-style-name="Subtitle">
      <style:text-properties officeooo:rsid="0072e112" officeooo:paragraph-rsid="0072e112"/>
    </style:style>
    <style:style style:name="P4" style:family="paragraph" style:parent-style-name="Text_20_body">
      <style:paragraph-properties fo:text-align="justify" style:justify-single-word="false"/>
      <style:text-properties officeooo:rsid="005a39cb" officeooo:paragraph-rsid="005a39cb"/>
    </style:style>
    <style:style style:name="P5" style:family="paragraph" style:parent-style-name="Text_20_body">
      <style:paragraph-properties fo:text-align="justify" style:justify-single-word="false"/>
      <style:text-properties officeooo:rsid="006a64dc" officeooo:paragraph-rsid="006a64dc"/>
    </style:style>
    <style:style style:name="P6" style:family="paragraph" style:parent-style-name="Text_20_body">
      <style:paragraph-properties fo:text-align="justify" style:justify-single-word="false"/>
      <style:text-properties officeooo:rsid="00754af0" officeooo:paragraph-rsid="00754af0"/>
    </style:style>
    <style:style style:name="P7" style:family="paragraph" style:parent-style-name="Title">
      <style:text-properties officeooo:rsid="00086792" officeooo:paragraph-rsid="00086792"/>
    </style:style>
    <style:style style:name="P8" style:family="paragraph" style:parent-style-name="Text_20_body">
      <style:paragraph-properties fo:text-align="justify" style:justify-single-word="false"/>
      <style:text-properties officeooo:rsid="00754af0" officeooo:paragraph-rsid="00754a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a9040" style:font-weight-asian="bold" style:font-weight-complex="bold"/>
    </style:style>
    <style:style style:name="T3" style:family="text">
      <style:text-properties fo:font-weight="bold" officeooo:rsid="006c4ffe" style:font-weight-asian="bold" style:font-weight-complex="bold"/>
    </style:style>
    <style:style style:name="T4" style:family="text">
      <style:text-properties fo:font-style="italic" fo:font-weight="bold" officeooo:rsid="005bb137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64dd0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officeooo:rsid="007b4caa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5bb137" style:font-weight-asian="normal" style:font-weight-complex="normal"/>
    </style:style>
    <style:style style:name="T10" style:family="text">
      <style:text-properties fo:font-weight="normal" officeooo:rsid="006a9040" style:font-weight-asian="normal" style:font-weight-complex="normal"/>
    </style:style>
    <style:style style:name="T11" style:family="text">
      <style:text-properties fo:font-weight="normal" officeooo:rsid="006baca2" style:font-weight-asian="normal" style:font-weight-complex="normal"/>
    </style:style>
    <style:style style:name="T12" style:family="text">
      <style:text-properties fo:font-weight="normal" officeooo:rsid="006c4ffe" style:font-weight-asian="normal" style:font-weight-complex="normal"/>
    </style:style>
    <style:style style:name="T13" style:family="text">
      <style:text-properties fo:font-weight="normal" officeooo:rsid="006d9143" style:font-weight-asian="normal" style:font-weight-complex="normal"/>
    </style:style>
    <style:style style:name="T14" style:family="text">
      <style:text-properties fo:font-weight="normal" officeooo:rsid="006e14c8" style:font-weight-asian="normal" style:font-weight-complex="normal"/>
    </style:style>
    <style:style style:name="T15" style:family="text">
      <style:text-properties fo:font-weight="normal" officeooo:rsid="006fbaf9" style:font-weight-asian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bb13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be668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5d7b64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e6e24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5e9a0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f90c1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63957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4dd0d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64ff5e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68857a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79cfa4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7a1afc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7b24f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7b4caa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822443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82eac6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83c3bf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84c0c4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86a147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880eea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897bfb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8e9ed0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8ea238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8fea2e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9261e9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5be668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5e6e24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639579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7b24fe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83c3bf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84c0c4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86a147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880eea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897bfb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8e9ed0" style:font-style-asian="normal" style:font-weight-asian="bold" style:font-style-complex="normal" style:font-weight-complex="bold"/>
    </style:style>
    <style:style style:name="T5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iovan Battista Marino</text:p>
      <text:p text:style-name="P1">La vita</text:p>
      <text:p text:style-name="P4">Nato a <text:span text:style-name="T1">Napoli</text:span><text:span text:style-name="T8">, dovette fuggire da giovane per evitare la condanna per falsificazione di documenti. </text:span><text:span text:style-name="T9">Tra i vari spostamenti comincia a scrivere e raccogliere le </text:span><text:span text:style-name="T4">Rime</text:span><text:span text:style-name="T17">, sotto il nome di </text:span><text:span text:style-name="T4">La lira</text:span><text:span text:style-name="T17"> nel 1614.</text:span><text:span text:style-name="T18"> Trasferitosi a </text:span><text:span text:style-name="T43">Torino</text:span><text:span text:style-name="T18">, </text:span><text:span text:style-name="T19">alla corte di Carlo Emanuele I, </text:span><text:span text:style-name="T20">Marino ebbe un’aspra contesa con </text:span><text:span text:style-name="T44">Murtola</text:span><text:span text:style-name="T20">, un poeta genovese che, indispettito, </text:span><text:span text:style-name="T21">arrivò ad attentare alla </text:span><text:span text:style-name="T22">vita di Marino, ferendo un giovane a fianco. </text:span><text:span text:style-name="T23">Dopo aver passato qualche mese in prigione va a </text:span><text:span text:style-name="T45">Parigi</text:span><text:span text:style-name="T23">, dove consacra la sua fama grazie </text:span><text:span text:style-name="T24">a varie opere, tra cui l’</text:span><text:span text:style-name="T5">Adone</text:span><text:span text:style-name="T24"> e </text:span><text:span text:style-name="T5">La galeria</text:span><text:span text:style-name="T24">, </text:span><text:span text:style-name="T25">per le quali anche </text:span><text:span text:style-name="T26">in Italia verrà acclamato al rientro.</text:span></text:p>
      <text:p text:style-name="P2">La poetica e le opere minori</text:p>
      <text:p text:style-name="P5">Marino è il caposcuola del <text:span text:style-name="T1">gusto barocco</text:span><text:span text:style-name="T8"> in Italia, </text:span><text:span text:style-name="T10">colui che lega </text:span><text:span text:style-name="T2">eccellenza e stupore</text:span><text:span text:style-name="T10"> </text:span><text:span text:style-name="T11">in una poesia che, superato il petrarchismo, </text:span><text:span text:style-name="T12">si diletta in tecniche di </text:span><text:span text:style-name="T3">variazione</text:span><text:span text:style-name="T12"> e contaminazione. </text:span><text:span text:style-name="T13">Dal tono comico si passa a quello sublime, </text:span><text:span text:style-name="T14">da quello encomiastico a quello satirico, per una società che era alla ricerca di inediti </text:span><text:span text:style-name="T15">e di controtendenza.</text:span></text:p>
      <text:p text:style-name="P3">L’<text:span text:style-name="T6">Adone</text:span></text:p>
      <text:p text:style-name="P6"><text:span text:style-name="T53">Con questo immenso poema, che traeva i suoi spunti in primo luogo dalla ricca poetica di </text:span><text:span text:style-name="T42">Ovidio</text:span><text:span text:style-name="T16">, </text:span><text:span text:style-name="T27">Marino voleva sfidare </text:span><text:span text:style-name="T28">gli stessi poeti da cui ricava simboli e spunti. </text:span><text:span text:style-name="T29">Nasce un poema </text:span><text:span text:style-name="T46">prodigiosamente esteso</text:span><text:span text:style-name="T29"> </text:span><text:span text:style-name="T30">che si propone di gareggiare anche con la </text:span><text:span text:style-name="T7">Gerusalemme Liberata</text:span><text:span text:style-name="T30">.<text:line-break/></text:span><text:span text:style-name="T31">Marino propone </text:span><text:span text:style-name="T32">un poema </text:span><text:span text:style-name="T33">che ha come tema dominante l’</text:span><text:span text:style-name="T47">amore</text:span><text:span text:style-name="T33">, sostituto della guerra epica, </text:span><text:span text:style-name="T34">e che tuttavia non possiede un’</text:span><text:span text:style-name="T48">azione</text:span><text:span text:style-name="T34">, salvo per il breve intreccio dell’amore di Venere per Adone, ucciso da un cinghiale aizzatogli dal geloso Marte. </text:span><text:span text:style-name="T35">Il componimento è un continuo susseguirsi di </text:span><text:span text:style-name="T49">digressioni </text:span><text:span text:style-name="T50">narrative di altre vicende mitologiche</text:span><text:span text:style-name="T36">, </text:span><text:span text:style-name="T37">descritte in maniera </text:span><text:span text:style-name="T51">raffinata e sensuosa</text:span><text:span text:style-name="T37">. </text:span><text:span text:style-name="T38">La volontà di </text:span><text:span text:style-name="T52">evasione</text:span><text:span text:style-name="T38"> che trasudava </text:span><text:span text:style-name="T41">da</text:span><text:span text:style-name="T38">l poema </text:span><text:span text:style-name="T39">era sintomo di quella stanchezza delle numerose guerre che avevano segnato nel periodo precedente </text:span><text:span text:style-name="T40">la Francia</text:span><text:span text:style-name="T39">, </text:span><text:span text:style-name="T40">paese in cui viene pubblicato il poema.</text:span></text:p>
      <text:p text:style-name="P6"><text:span text:style-name="T4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08:11:55.617274314</meta:creation-date>
    <dc:date>2021-03-16T17:44:11.339978258</dc:date>
    <meta:editing-duration>PT1H19M3S</meta:editing-duration>
    <meta:editing-cycles>98</meta:editing-cycles>
    <meta:generator>LibreOffice/6.4.6.2$Linux_X86_64 LibreOffice_project/40$Build-2</meta:generator>
    <meta:document-statistic meta:table-count="0" meta:image-count="0" meta:object-count="0" meta:page-count="1" meta:paragraph-count="7" meta:word-count="301" meta:character-count="1847" meta:non-whitespace-character-count="1553"/>
  </office:meta>
</office:document-meta>
</file>